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45">
            <text:p>4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44">
            <text:p>44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44">
            <text:p>4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90">
            <text:p>9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91">
            <text:p>9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50">
            <text:p>5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3133e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69">
            <text:p>6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9219999999999999">
            <text:p>0.8922</text:p>
          </table:table-cell>
          <table:table-cell table:style-name="ACE-0" office:value-type="float" office:value="0.82730000000000004">
            <text:p>0.8273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6949999999999998">
            <text:p>0.6695</text:p>
          </table:table-cell>
          <table:table-cell table:style-name="ACE-0" office:value-type="float" office:value="27.43">
            <text:p>27.43</text:p>
          </table:table-cell>
          <table:table-cell table:style-name="ACE-0" office:value-type="float" office:value="0.60589999999999999">
            <text:p>0.6059</text:p>
          </table:table-cell>
          <table:table-cell table:style-name="ACE-0" office:value-type="float" office:value="0.14729999999999999">
            <text:p>0.147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3218cd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7250000000000005">
            <text:p>0.8725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2430000000000003">
            <text:p>0.8243</text:p>
          </table:table-cell>
          <table:table-cell table:style-name="ACE-0" office:value-type="float" office:value="0.62490000000000001">
            <text:p>0.6249</text:p>
          </table:table-cell>
          <table:table-cell table:style-name="ACE-0" office:value-type="float" office:value="19.890000000000001">
            <text:p>19.89</text:p>
          </table:table-cell>
          <table:table-cell table:style-name="ACE-0" office:value-type="float" office:value="0.61019999999999996">
            <text:p>0.6102</text:p>
          </table:table-cell>
          <table:table-cell table:style-name="ACE-0" office:value-type="float" office:value="0.14330000000000001">
            <text:p>0.1433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4a68aa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0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isomap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9860000000000002">
            <text:p>0.5986</text:p>
          </table:table-cell>
          <table:table-cell table:style-name="ACE-0" office:value-type="float" office:value="0.15359999999999999">
            <text:p>0.1536</text:p>
          </table:table-cell>
          <table:table-cell table:style-name="ACE-0" office:value-type="float" office:value="0.5">
            <text:p>0.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06bbeaf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87">
            <text:p>8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430000000000001">
            <text:p>0.8043</text:p>
          </table:table-cell>
          <table:table-cell table:style-name="ACE-0" office:value-type="float" office:value="0.85580000000000001">
            <text:p>0.8558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5998">
            <text:p>0.5998</text:p>
          </table:table-cell>
          <table:table-cell table:style-name="ACE-0" office:value-type="float" office:value="16.670000000000002">
            <text:p>16.67</text:p>
          </table:table-cell>
          <table:table-cell table:style-name="ACE-0" office:value-type="float" office:value="0.59350000000000003">
            <text:p>0.5935</text:p>
          </table:table-cell>
          <table:table-cell table:style-name="ACE-0" office:value-type="float" office:value="0.1492">
            <text:p>0.1492</text:p>
          </table:table-cell>
          <table:table-cell table:style-name="ACE-0" office:value-type="float" office:value="0.375">
            <text:p>0.37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a3c38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2];[.I$1:.I$1048576];0)" office:value-type="float" office:value="87">
            <text:p>8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8259999999999996">
            <text:p>0.7826</text:p>
          </table:table-cell>
          <table:table-cell table:style-name="ACE-0" office:value-type="float" office:value="0.84999999999999998">
            <text:p>0.85</text:p>
          </table:table-cell>
          <table:table-cell table:style-name="ACE-0" office:value-type="float" office:value="0.77270000000000005">
            <text:p>0.7727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56110000000000004">
            <text:p>0.5611</text:p>
          </table:table-cell>
          <table:table-cell table:style-name="ACE-0" office:value-type="float" office:value="13.369999999999999">
            <text:p>13.37</text:p>
          </table:table-cell>
          <table:table-cell table:style-name="ACE-0" office:value-type="float" office:value="0.57210000000000005">
            <text:p>0.5721</text:p>
          </table:table-cell>
          <table:table-cell table:style-name="ACE-0" office:value-type="float" office:value="0.18490000000000001">
            <text:p>0.1849</text:p>
          </table:table-cell>
          <table:table-cell table:style-name="ACE-0" office:value-type="float" office:value="0.375">
            <text:p>0.37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ba4ddb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3];[.I$1:.I$1048576];0)" office:value-type="float" office:value="47">
            <text:p>4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4];[.I$1:.I$1048576];0)" office:value-type="float" office:value="49">
            <text:p>49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5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16];[.I$1:.I$1048576];0)" office:value-type="float" office:value="84">
            <text:p>8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7)" office:value-type="float" office:value="0.67469999999999997">
            <text:p>0.6747</text:p>
          </table:table-cell>
          <table:table-cell table:style-name="ACE-0" table:formula="of:=MATCH([.R17];[.I$1:.I$1048576];0)" office:value-type="float" office:value="34">
            <text:p>34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8)" office:value-type="float" office:value="0.67159999999999997">
            <text:p>0.6716</text:p>
          </table:table-cell>
          <table:table-cell table:style-name="ACE-0" table:formula="of:=MATCH([.R18];[.I$1:.I$1048576];0)" office:value-type="float" office:value="92">
            <text:p>92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19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20)" office:value-type="float" office:value="0.67090000000000005">
            <text:p>0.6709</text:p>
          </table:table-cell>
          <table:table-cell table:style-name="ACE-0" table:formula="of:=MATCH([.R20];[.I$1:.I$1048576];0)" office:value-type="float" office:value="67">
            <text:p>67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gbc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417">
            <text:p>0.8417</text:p>
          </table:table-cell>
          <table:table-cell table:style-name="ACE-0" office:value-type="float" office:value="0.90990000000000004">
            <text:p>0.909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673">
            <text:p>0.6673</text:p>
          </table:table-cell>
          <table:table-cell table:style-name="ACE-0" office:value-type="float" office:value="28.710000000000001">
            <text:p>28.71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384">
            <text:p>0.1384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84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80">
          <gnm:selection gnm:start-col="14" gnm:start-row="80" gnm:end-col="14" gnm:end-row="80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2:00:50Z</dc:date>
    <meta:editing-cycles>61</meta:editing-cycles>
    <meta:editing-duration>P1DT2H39M15S</meta:editing-duration>
    <meta:generator>gnumeric/1.12.46</meta:generator>
  </office:meta>
</office:document-meta>
</file>